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weight="bold" officeooo:paragraph-rsid="0011dd78" style:font-weight-asian="bold" style:font-weight-complex="bold"/>
    </style:style>
    <style:style style:name="P2" style:family="paragraph" style:parent-style-name="Standard">
      <style:text-properties style:font-name="Times New Roman" fo:language="en" fo:country="US" fo:font-weight="normal" officeooo:rsid="0011dd78" officeooo:paragraph-rsid="0011dd78" style:font-weight-asian="normal" style:font-weight-complex="normal"/>
    </style:style>
    <style:style style:name="P3" style:family="paragraph" style:parent-style-name="Standard">
      <style:text-properties officeooo:paragraph-rsid="00122cc1"/>
    </style:style>
    <style:style style:name="P4" style:family="paragraph" style:parent-style-name="Standard">
      <style:text-properties style:font-name="Times New Roman" fo:language="en" fo:country="US" fo:font-weight="normal" officeooo:rsid="00122cc1" officeooo:paragraph-rsid="00122cc1" style:font-weight-asian="normal" style:font-weight-complex="normal"/>
    </style:style>
    <style:style style:name="P5" style:family="paragraph" style:parent-style-name="Standard">
      <style:text-properties style:font-name="Times New Roman" fo:language="en" fo:country="US" fo:font-weight="normal" officeooo:paragraph-rsid="00122cc1" style:font-weight-asian="normal" style:font-weight-complex="normal"/>
    </style:style>
    <style:style style:name="P6" style:family="paragraph" style:parent-style-name="Standard">
      <style:text-properties officeooo:rsid="0013e9f5" officeooo:paragraph-rsid="0013e9f5"/>
    </style:style>
    <style:style style:name="P7" style:family="paragraph" style:parent-style-name="Standard">
      <style:text-properties style:font-name="Times New Roman" fo:language="en" fo:country="US" fo:font-weight="normal" officeooo:rsid="0013e9f5" officeooo:paragraph-rsid="0013e9f5" style:font-weight-asian="normal" style:font-weight-complex="normal"/>
    </style:style>
    <style:style style:name="P8" style:family="paragraph" style:parent-style-name="Text_20_body">
      <style:text-properties style:font-name="Times New Roman" fo:language="en" fo:country="US" fo:font-weight="normal" officeooo:rsid="0013e9f5" officeooo:paragraph-rsid="0013e9f5" style:font-weight-asian="normal" style:font-weight-complex="normal"/>
    </style:style>
    <style:style style:name="P9" style:family="paragraph" style:parent-style-name="Text_20_body">
      <style:text-properties officeooo:rsid="0013e9f5" officeooo:paragraph-rsid="0013e9f5"/>
    </style:style>
    <style:style style:name="P10" style:family="paragraph" style:parent-style-name="Standard">
      <style:text-properties style:font-name="Times New Roman" fo:language="en" fo:country="US" fo:font-weight="bold" officeooo:rsid="0011dd78" officeooo:paragraph-rsid="0013e9f5" style:font-weight-asian="bold" style:font-weight-complex="bold"/>
    </style:style>
    <style:style style:name="P11" style:family="paragraph" style:parent-style-name="Standard">
      <style:text-properties style:font-name="Times New Roman" fo:language="en" fo:country="US" fo:font-weight="normal" officeooo:rsid="0011dd78" officeooo:paragraph-rsid="0013e9f5" style:font-weight-asian="normal" style:font-weight-complex="normal"/>
    </style:style>
    <style:style style:name="P12" style:family="paragraph" style:parent-style-name="Text_20_body">
      <style:text-properties officeooo:paragraph-rsid="0013e9f5"/>
    </style:style>
    <style:style style:name="P13" style:family="paragraph" style:parent-style-name="Text_20_body">
      <style:text-properties fo:language="en" fo:country="US" fo:font-weight="normal" officeooo:rsid="0011dd78" officeooo:paragraph-rsid="0013e9f5" style:font-weight-asian="normal" style:font-weight-complex="normal"/>
    </style:style>
    <style:style style:name="P14" style:family="paragraph" style:parent-style-name="Standard">
      <style:text-properties style:font-name="Times New Roman" fo:language="en" fo:country="US" fo:font-weight="bold" officeooo:rsid="0015e29a" officeooo:paragraph-rsid="0015e29a" style:font-weight-asian="bold" style:font-weight-complex="bold"/>
    </style:style>
    <style:style style:name="P15" style:family="paragraph" style:parent-style-name="Standard">
      <style:text-properties style:font-name="Times New Roman" fo:language="en" fo:country="US" fo:font-weight="normal" officeooo:rsid="0015e29a" officeooo:paragraph-rsid="0015e29a" style:font-weight-asian="normal" style:font-weight-complex="normal"/>
    </style:style>
    <style:style style:name="P16" style:family="paragraph" style:parent-style-name="Text_20_body">
      <style:text-properties style:font-name="Times New Roman" fo:language="en" fo:country="US" fo:font-weight="normal" officeooo:rsid="0015e29a" officeooo:paragraph-rsid="0015e29a" style:font-weight-asian="normal" style:font-weight-complex="normal"/>
    </style:style>
    <style:style style:name="P17" style:family="paragraph" style:parent-style-name="Text_20_body">
      <style:text-properties officeooo:rsid="0015e29a"/>
    </style:style>
    <style:style style:name="P18" style:family="paragraph" style:parent-style-name="Standard">
      <style:text-properties style:font-name="Times New Roman" fo:language="en" fo:country="US" fo:font-weight="normal" officeooo:rsid="0011dd78" officeooo:paragraph-rsid="00122cc1" style:font-weight-asian="normal" style:font-weight-complex="normal"/>
    </style:style>
    <style:style style:name="T1" style:family="text">
      <style:text-properties fo:language="en" fo:country="US" officeooo:rsid="0011dd78"/>
    </style:style>
    <style:style style:name="T2" style:family="text">
      <style:text-properties style:font-name="Times New Roman" fo:language="en" fo:country="US" fo:font-weight="normal" officeooo:rsid="00122cc1" style:font-weight-asian="normal" style:font-weight-complex="normal"/>
    </style:style>
    <style:style style:name="T3" style:family="text">
      <style:text-properties style:font-name="Times New Roman" fo:language="en" fo:country="US" fo:font-weight="normal" style:font-weight-asian="normal" style:font-weight-complex="normal"/>
    </style:style>
    <style:style style:name="T4" style:family="text">
      <style:text-properties officeooo:rsid="0013e9f5"/>
    </style:style>
    <style:style style:name="T5" style:family="text">
      <style:text-properties style:font-name="Times New Roman" fo:language="en" fo:country="US" fo:font-weight="normal" officeooo:rsid="0011dd78" style:font-weight-asian="normal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lide 5 </text:span><text:span text:style-name="T1"/></text:p>
      <text:p text:style-name="P2"/>
      <text:p text:style-name="P2">We examined happiness trends across multiple years and identified key factors influencing well-being,</text:p>
      <text:p text:style-name="P2"/>
      <text:p text:style-name="P3"><text:span text:style-name="T2">in the first visualization we can see that some Countries like </text:span><text:span text:style-name="Strong_20_Emphasis"><text:span text:style-name="T2">Finland, Denmark, Norway, and Switzerland</text:span></text:span><text:span text:style-name="T2"> consistently rank among the happiest. </text:span></text:p>
      <text:p text:style-name="P4">While trends remain stable, some variations occur due to economic shifts, policy changes, or social factors. </text:p>
      <text:p text:style-name="P5">We have observed that Nordic countries consistently maintain high happiness levels over time.</text:p>
      <text:p text:style-name="P5"/>
      <text:p text:style-name="P6"><text:span text:style-name="T3">In the second one, we’ve observed that GDP, family support, and life expectancy show </text:span><text:span text:style-name="Strong_20_Emphasis"><text:span text:style-name="T3">strong positive correlations</text:span></text:span><text:span text:style-name="T3"> with happiness. </text:span></text:p>
      <text:p text:style-name="P7"/>
      <text:p text:style-name="P8">Freedom and generosity also play a role, but their impact may vary across countries. </text:p>
      <text:p text:style-name="P9"><text:span text:style-name="Strong_20_Emphasis"><text:span text:style-name="T3">Government corruption has an inverse relationship</text:span></text:span><text:span text:style-name="T3">—less corruption generally leads to higher happiness. </text:span></text:p>
      <text:p text:style-name="P10">Slide <text:span text:style-name="T4">6</text:span></text:p>
      <text:p text:style-name="P11"/>
      <text:p text:style-name="P11">One of the core hypotheses in our analysis suggests that countries with higher life expectancy—often used as a proxy for healthcare quality—tend to exhibit greater freedom.</text:p>
      <text:p text:style-name="P11"/>
      <text:p text:style-name="P12"><text:span text:style-name="T5">The first visualization compares life expectancy trends across </text:span><text:span text:style-name="Strong_20_Emphasis"><text:span text:style-name="T5">high-freedom and low-freedom countries</text:span></text:span><text:span text:style-name="T5"> from 2015 to 2019. We observe that countries with </text:span><text:span text:style-name="Strong_20_Emphasis"><text:span text:style-name="T5">greater freedom generally maintain higher life expectancy over time, </text:span></text:span><text:span text:style-name="Strong_20_Emphasis"><text:span text:style-name="T3">reinforcing the idea that healthcare access and social well-being are often linked to governance and individual liberties.</text:span></text:span></text:p>
      <text:p text:style-name="P13"><text:span text:style-name="T6">The second graph takes a more detailed approach, ranking the </text:span><text:span text:style-name="Strong_20_Emphasis"><text:span text:style-name="T7">top 20 countries by life expectancy</text:span></text:span><text:span text:style-name="T6"> while incorporating freedom index values. Here, we see a strong correlation: nations with </text:span><text:span text:style-name="Strong_20_Emphasis"><text:span text:style-name="T7">better healthcare systems and higher life expectancy scores</text:span></text:span><text:span text:style-name="T6"> tend to have greater freedom. Countries like </text:span><text:span text:style-name="Strong_20_Emphasis"><text:span text:style-name="T7">Switzerland, Sweden, Canada, and Australia</text:span></text:span><text:span text:style-name="T6"> showcase this trend, while others with lower freedom indices tend to lag behind in life expectancy.</text:span></text:p>
      <text:p text:style-name="P14">Slide 7</text:p>
      <text:p text:style-name="P15"/>
      <text:p text:style-name="P16">In this part of our analysis, we explore how personal and political freedoms influence government transparency.</text:p>
      <text:p text:style-name="P17"><text:span text:style-name="T3">The first graph ranks countries by their </text:span><text:span text:style-name="Strong_20_Emphasis"><text:span text:style-name="T3">average government corruption perception</text:span></text:span><text:span text:style-name="T3">, highlighting nations with high transparency and those struggling with corruption issues. Countries like </text:span><text:span text:style-name="Strong_20_Emphasis"><text:span text:style-name="T3">Denmark, Finland, New Zealand, and Switzerland</text:span></text:span><text:span text:style-name="T3"> demonstrate strong governance and low corruption levels, while others face significant challenges in maintaining transparency.</text:span></text:p>
      <text:p text:style-name="P17"><text:span text:style-name="T3">The second graph dives deeper into the relationship between </text:span><text:span text:style-name="Strong_20_Emphasis"><text:span text:style-name="T3">freedom and corruption perception</text:span></text:span><text:span text:style-name="T3">, showing a clear positive correlation. As personal and political freedoms increase, we see a corresponding rise in </text:span><text:span text:style-name="Strong_20_Emphasis"><text:span text:style-name="T3">government transparency</text:span></text:span><text:span text:style-name="T3">. Countries with </text:span><text:span text:style-name="Strong_20_Emphasis"><text:span text:style-name="T3">higher freedom scores tend to have lower corruption levels</text:span></text:span><text:span text:style-name="T3">, reinforcing the idea that strong democratic institutions and civil liberties play a crucial role in maintaining fair governance.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3T18:08:46.269540800</meta:creation-date>
    <dc:date>2025-06-14T15:39:21.441559400</dc:date>
    <meta:editing-duration>PT6H38M15S</meta:editing-duration>
    <meta:editing-cycles>2</meta:editing-cycles>
    <meta:generator>LibreOffice/25.2.3.2$Windows_X86_64 LibreOffice_project/bbb074479178df812d175f709636b368952c2ce3</meta:generator>
    <meta:document-statistic meta:table-count="0" meta:image-count="0" meta:object-count="0" meta:page-count="1" meta:paragraph-count="16" meta:word-count="377" meta:character-count="2643" meta:non-whitespace-character-count="2279"/>
  </office:meta>
</office:document-meta>
</file>